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9mm" svg:height="89.99mm" svg:x="46.16mm" svg:y="1mm">
            <loext:p draw:notify-on-update-of-ranges="Feuille1.A1:Feuille1.A51 Feuille1.B1:Feuille1.B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70" calcext:value-type="float">
            <text:p>5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/00/0000</text:date>, <text:time style:data-style-name="N2" text:time-value="14:51:57.0572110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9T14:51:58.389120370</meta:creation-date>
    <meta:editing-duration>P2DT17H4M44S</meta:editing-duration>
    <meta:editing-cycles>2</meta:editing-cycles>
    <meta:generator>LibreOffice/5.1.6.2$Linux_X86_64 LibreOffice_project/10m0$Build-2</meta:generator>
    <dc:date>2017-09-12T08:06:46.723456387</dc:date>
    <meta:document-statistic meta:table-count="1" meta:cell-count="1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4.201cm" style:legend-expansion="high" chart:style-name="ch2"/>
        <chart:plot-area chart:style-name="ch3" table:cell-range-address="Feuille1.A1:Feuille1.B51" svg:x="0.32cm" svg:y="0.18cm" svg:width="12.428cm" svg:height="8.64cm">
          <chartooo:coordinate-region svg:x="1.127cm" svg:y="0.379cm" svg:width="11.34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1:Feuille1.B51" chart:class="chart:scatter">
            <chart:domain table:cell-range-address="Feuille1.A1:Feuille1.A51"/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1:Feuille1.A51</svg:desc>
                </draw:g>
              </table:table-cell>
              <table:table-cell office:value-type="float" office:value="1">
                <text:p>1</text:p>
                <draw:g>
                  <svg:desc>Feuille1.B1:Feuille1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">
                <text:p>52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">
                <text:p>56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">
                <text:p>58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">
                <text:p>64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">
                <text:p>66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">
                <text:p>6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">
                <text:p>7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">
                <text:p>72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">
                <text:p>74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">
                <text:p>76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">
                <text:p>7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">
                <text:p>80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">
                <text:p>82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">
                <text:p>84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">
                <text:p>86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">
                <text:p>88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">
                <text:p>9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">
                <text:p>92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">
                <text:p>9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">
                <text:p>96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">
                <text:p>98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570">
                <text:p>5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